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706cm" fo:margin-bottom="0.70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-0.193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706cm" fo:margin-bottom="0.706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706cm" fo:margin-bottom="0.706cm" fo:line-height="100%" fo:text-align="start" fo:text-indent="0cm" style:writing-mode="lr-tb"/>
    </style:style>
    <style:style style:name="P18" style:family="paragraph">
      <style:paragraph-properties fo:margin-left="0cm" fo:margin-right="0cm" fo:margin-top="0.706cm" fo:margin-bottom="0.706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esson 8. Generics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ic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ic</text:span></text:p>
          </draw:text-box>
        </draw:frame>
        <draw:frame draw:name="Shape 61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7"><text:span text:style-name="T4">Обобщение - это параметризованные типы. </text:span></text:p>
            <text:p text:style-name="P7"><text:span text:style-name="T4"/></text:p>
            <text:p text:style-name="P7"><text:span text:style-name="T4">С их помощью можно объявлять классы, интерфейсы и методы, где тип данных указан в виде параметра. </text:span></text:p>
            <text:p text:style-name="P7"><text:span text:style-name="T4"/></text:p>
            <text:p text:style-name="P7"><text:span text:style-name="T4">Обобщения добавили в язык безопасность типов.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ic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ic</text:span></text:p>
          </draw:text-box>
        </draw:frame>
        <draw:frame draw:name="Shape 67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7"><text:span text:style-name="T4">Class Container&lt;T&gt; {</text:span></text:p>
            <text:p text:style-name="P9"><text:span text:style-name="T4">public </text:span><text:span text:style-name="T4"><text:tab/></text:span><text:span text:style-name="T4">T content;</text:span></text:p>
            <text:p text:style-name="P9"><text:span text:style-name="T4">}</text:span></text:p>
            <text:p text:style-name="P9"><text:span text:style-name="T4"/></text:p>
            <text:p text:style-name="P9"><text:span text:style-name="T4">Container&lt;BigDecimal&gt; c = new Container();</text:span></text:p>
            <text:p text:style-name="P9"><text:span text:style-name="T4">List&lt;Integer&gt; ints = new ArrayList();</text:span></text:p>
            <text:p text:style-name="P9"><text:span text:style-name="T4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вариантность типов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Ковариантность типов</text:span></text:p>
          </draw:text-box>
        </draw:frame>
        <draw:frame draw:name="Shape 73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7"><text:span text:style-name="T5">Number x = new Integer(10);</text:span></text:p>
            <text:p text:style-name="P7"><text:span text:style-name="T5"/></text:p>
            <text:p text:style-name="P7"><text:span text:style-name="T5">Number[] x = new Integer[10];</text:span></text:p>
            <text:p text:style-name="P7"><text:span text:style-name="T5">X[0] = new Integer(15); </text:span></text:p>
            <text:p text:style-name="P7"><text:span text:style-name="T4"/></text:p>
            <text:p text:style-name="P7"><text:span text:style-name="T4">Если Integer extends Number, то и Integer[] extends Number[]</text:span></text:p>
            <text:p text:style-name="P7"><text:span text:style-name="T4"/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вариантность типов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Ковариантность типов</text:span></text:p>
          </draw:text-box>
        </draw:frame>
        <draw:frame draw:name="Shape 79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7"><text:span text:style-name="T5">Number x = new Integer(10);</text:span></text:p>
            <text:p text:style-name="P7"><text:span text:style-name="T5"/></text:p>
            <text:p text:style-name="P7"><text:span text:style-name="T5">Number[] x = new Integer[10];</text:span></text:p>
            <text:p text:style-name="P7"><text:span text:style-name="T5">X[0] = new Integer(15); </text:span></text:p>
            <text:p text:style-name="P7"><text:span text:style-name="T4"/></text:p>
            <text:p text:style-name="P7"><text:span text:style-name="T4">Если </text:span><text:span text:style-name="T5">Integer</text:span><text:span text:style-name="T4"> extends </text:span><text:span text:style-name="T5">Number</text:span><text:span text:style-name="T4">, то и </text:span><text:span text:style-name="T5">Integer[]</text:span><text:span text:style-name="T4"> extends </text:span><text:span text:style-name="T5">Number[]</text:span></text:p>
            <text:p text:style-name="P7"><text:span text:style-name="T4"/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вариантность типов для Generics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Ковариантность типов для Generics</text:span></text:p>
          </draw:text-box>
        </draw:frame>
        <draw:frame draw:name="Shape 85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0"><text:span text:style-name="T5">List&lt;Integer&gt; listInt = new ArrayList&lt;Integer&gt;();</text:span><text:span text:style-name="T5"><text:line-break/></text:span><text:span text:style-name="T5">List&lt;Number&gt; listNum = listInt; // не верно </text:span><text:span text:style-name="T5"><text:line-break/></text:span><text:span text:style-name="T5">listNum.add(new Float(3.1415));</text:span></text:p>
            <text:p text:style-name="P11"><text:span text:style-name="T5"/></text:p>
            <text:p text:style-name="P11"><text:span text:style-name="T4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ic Interfaces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ic Interfaces</text:span></text:p>
          </draw:text-box>
        </draw:frame>
        <draw:frame draw:name="Shape 91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0"><text:span text:style-name="T4">Интерфейсы, так же , как и классы могут быть обобщенными</text:span></text:p>
            <text:p text:style-name="P12"><text:span text:style-name="T4">Interface EventHandler&lt;Event&gt; {}</text:span></text:p>
            <text:p text:style-name="P13"><text:span text:style-name="T4"/></text:p>
            <text:p text:style-name="P14"><text:span text:style-name="T5"/></text:p>
            <text:p text:style-name="P14"><text:span text:style-name="T4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ic Constructors" draw:style-name="dp1" draw:master-page-name="Title_20_and_20_body" presentation:presentation-page-layout-name="AL2T1">
        <draw:frame draw:name="Shape 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ic Constructors</text:span></text:p>
          </draw:text-box>
        </draw:frame>
        <draw:frame draw:name="Shape 97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0"><text:span text:style-name="T4">Конструкторы также могут быть обобщенными</text:span></text:p>
            <text:p text:style-name="P12"><text:span text:style-name="T4">class ClickEventHandler {</text:span></text:p>
            <text:p text:style-name="P15"><text:span text:style-name="T4">&lt;T extends Event&gt;ClickEventHandler(T event) {</text:span></text:p>
            <text:p text:style-name="P15"><text:span text:style-name="T4">}</text:span></text:p>
            <text:p text:style-name="P15"><text:span text:style-name="T4">}</text:span></text:p>
            <text:p text:style-name="P10"><text:span text:style-name="T4"/></text:p>
            <text:p text:style-name="P11"><text:span text:style-name="T5"/></text:p>
            <text:p text:style-name="P11"><text:span text:style-name="T4"/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8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ic methods" draw:style-name="dp1" draw:master-page-name="Title_20_and_20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ic methods</text:span></text:p>
          </draw:text-box>
        </draw:frame>
        <draw:frame draw:name="Shape 103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0"><text:span text:style-name="T4">По аналогии с классами можно создавать параметризованные методы</text:span></text:p>
            <text:p text:style-name="P12"><text:span text:style-name="T4"><text:s/></text:span><text:span text:style-name="T4">public static </text:span><text:span text:style-name="T6">&lt;T&gt;</text:span><text:span text:style-name="T4"> void fill(List&lt;T&gt; list, T val) { </text:span></text:p>
            <text:p text:style-name="P12"><text:span text:style-name="T4"><text:s text:c="8"/></text:span><text:span text:style-name="T4">for (int i = 0; i &lt; list.size(); i++) </text:span></text:p>
            <text:p text:style-name="P12"><text:span text:style-name="T4"><text:s text:c="12"/></text:span><text:span text:style-name="T4">list.set(i, val); </text:span></text:p>
            <text:p text:style-name="P16"><text:span text:style-name="T4"><text:s/></text:span><text:span text:style-name="T4">} </text:span></text:p>
            <text:p text:style-name="P10"><text:span text:style-name="T4"/></text:p>
            <text:p text:style-name="P11"><text:span text:style-name="T5"/></text:p>
            <text:p text:style-name="P11"><text:span text:style-name="T4"/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9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скомпилится?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Что скомпилится?</text:span></text:p>
          </draw:text-box>
        </draw:frame>
        <draw:frame draw:name="Shape 109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>List&lt;Integer&gt; list = new List&lt;Integer&gt;(); </text:span></text:p>
            <text:p text:style-name="P17"><text:span text:style-name="T4">List&lt;Integer&gt; list = new ArrayList&lt;Integer&gt;(); </text:span></text:p>
            <text:p text:style-name="P17"><text:span text:style-name="T4">List&lt;Number&gt; list = new ArrayList&lt;Integer&gt;(); </text:span></text:p>
            <text:p text:style-name="P17"><text:span text:style-name="T4">List&lt;Integer&gt; list = new ArrayList&lt;Number&gt;(); </text:span></text:p>
            <text:p text:style-name="P18"><text:span text:style-name="T4"/></text:p>
            <text:p text:style-name="P10"><text:span text:style-name="T4"/></text:p>
            <text:p text:style-name="P11"><text:span text:style-name="T5"/></text:p>
            <text:p text:style-name="P11"><text:span text:style-name="T4"/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10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ldcards (маски)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ildcards (маски)</text:span></text:p>
          </draw:text-box>
        </draw:frame>
        <draw:frame draw:name="Shape 115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>&lt;?&gt;</text:span></text:p>
            <text:p text:style-name="P17"><text:span text:style-name="T4">&lt;? extends </text:span><text:span text:style-name="T6">TYPE</text:span><text:span text:style-name="T4">&gt;</text:span></text:p>
            <text:p text:style-name="P17"><text:span text:style-name="T4">&lt;? super </text:span><text:span text:style-name="T6">TYPE</text:span><text:span text:style-name="T4">&gt;</text:span></text:p>
            <text:p text:style-name="P12"><text:span text:style-name="T4"/></text:p>
            <text:p text:style-name="P10"><text:span text:style-name="T4"/></text:p>
            <text:p text:style-name="P11"><text:span text:style-name="T5"/></text:p>
            <text:p text:style-name="P11"><text:span text:style-name="T4"/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1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ldcard &lt;?&gt;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ildcard &lt;?&gt;</text:span></text:p>
          </draw:text-box>
        </draw:frame>
        <draw:frame draw:name="Shape 121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>&lt;?&gt; <text:s text:c="2"/>⇔ <text:s/>&lt;? extends Object&gt;</text:span></text:p>
            <text:p text:style-name="P12"><text:span text:style-name="T4"/></text:p>
            <text:p text:style-name="P12"><text:span text:style-name="T4">List&lt;?&gt; list</text:span></text:p>
            <text:p text:style-name="P12"><text:span text:style-name="T4">Т.е. Может содержать все что угодно.</text:span></text:p>
            <text:p text:style-name="P10"><text:span text:style-name="T4">void &lt;T&gt; printList(List&lt;?&gt; source);</text:span></text:p>
            <text:p text:style-name="P11"><text:span text:style-name="T5"/></text:p>
            <text:p text:style-name="P11"><text:span text:style-name="T4"/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2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ldcard &lt;? Extends TYPE&gt;" draw:style-name="dp1" draw:master-page-name="Title_20_and_20_body" presentation:presentation-page-layout-name="AL2T1">
        <draw:frame draw:name="Shape 1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ildcard &lt;? Extends </text:span><text:span text:style-name="T7">TYPE</text:span><text:span text:style-name="T3">&gt;</text:span></text:p>
          </draw:text-box>
        </draw:frame>
        <draw:frame draw:name="Shape 127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>Т.е. Можно использовать </text:span><text:span text:style-name="T6">TYPE </text:span><text:span text:style-name="T4">и типы, наследующиеся от </text:span><text:span text:style-name="T6">TYPE</text:span></text:p>
            <text:p text:style-name="P12"><text:span text:style-name="T8">List&lt;? Extends Number&gt; list;</text:span></text:p>
            <text:p text:style-name="P12"><text:span text:style-name="T8">List&lt;Integer&gt; ints = new ArrayList();</text:span></text:p>
            <text:p text:style-name="P12"><text:span text:style-name="T8">List&lt;Float&gt; floats = new ArrayList();</text:span></text:p>
            <text:p text:style-name="P12"><text:span text:style-name="T8">list = ints;</text:span></text:p>
            <text:p text:style-name="P12"><text:span text:style-name="T8">list =floats;</text:span></text:p>
            <text:p text:style-name="P11"><text:span text:style-name="T4"/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3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ldcard &lt;? super TYPE&gt;" draw:style-name="dp1" draw:master-page-name="Title_20_and_20_body" presentation:presentation-page-layout-name="AL2T1">
        <draw:frame draw:name="Shape 1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ildcard &lt;? super </text:span><text:span text:style-name="T7">TYPE</text:span><text:span text:style-name="T3">&gt;</text:span></text:p>
          </draw:text-box>
        </draw:frame>
        <draw:frame draw:name="Shape 133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>Т.е. Можно использовать </text:span><text:span text:style-name="T6">TYPE </text:span><text:span text:style-name="T4">и супертипы для </text:span><text:span text:style-name="T6">TYPE</text:span></text:p>
            <text:p text:style-name="P12"><text:span text:style-name="T5">List&lt;? super Integer&gt; list;</text:span></text:p>
            <text:p text:style-name="P12"><text:span text:style-name="T5">List&lt;Integer&gt; ints = new ArrayList();</text:span></text:p>
            <text:p text:style-name="P12"><text:span text:style-name="T5">List&lt;Number&gt; nums = new ArrayList();</text:span></text:p>
            <text:p text:style-name="P12"><text:span text:style-name="T5">list = ints;</text:span></text:p>
            <text:p text:style-name="P12"><text:span text:style-name="T5">list =nums;</text:span></text:p>
            <text:p text:style-name="P11"><text:span text:style-name="T4"/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4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 так можно?" draw:style-name="dp1" draw:master-page-name="Title_20_and_20_body" presentation:presentation-page-layout-name="AL2T1">
        <draw:frame draw:name="Shape 1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А так можно?</text:span></text:p>
          </draw:text-box>
        </draw:frame>
        <draw:frame draw:name="Shape 139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>Class Container&lt; K, V &gt; {</text:span></text:p>
            <text:p text:style-name="P17"><text:span text:style-name="T4">}</text:span></text:p>
            <text:p text:style-name="P7"><text:span text:style-name="T4"/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5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 так ?" draw:style-name="dp1" draw:master-page-name="Title_20_and_20_body" presentation:presentation-page-layout-name="AL2T1">
        <draw:frame draw:name="Shape 1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А так ?</text:span></text:p>
          </draw:text-box>
        </draw:frame>
        <draw:frame draw:name="Shape 145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>public class Box</text:span><text:span text:style-name="T5">&lt;T extends Number &amp; Comparable </text:span></text:p>
            <text:p text:style-name="P17"><text:span text:style-name="T5">&amp; Serializable&gt; </text:span></text:p>
            <text:p text:style-name="P17"><text:span text:style-name="T4">{</text:span></text:p>
            <text:p text:style-name="P17"><text:span text:style-name="T4">}</text:span></text:p>
            <text:p text:style-name="P17"><text:span text:style-name="T4"/></text:p>
            <text:p text:style-name="P7"><text:span text:style-name="T4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6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чем все это" draw:style-name="dp1" draw:master-page-name="Title_20_and_20_body" presentation:presentation-page-layout-name="AL2T1">
        <draw:frame draw:name="Shape 1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Зачем все это</text:span></text:p>
          </draw:text-box>
        </draw:frame>
        <draw:frame draw:name="Shape 151" presentation:style-name="pr5" draw:text-style-name="P8" draw:layer="layout" svg:width="18.97cm" svg:height="9.489cm" svg:x="0.866cm" svg:y="3.201cm" presentation:class="outline" presentation:user-transformed="true">
          <draw:text-box>
            <text:list text:style-name="L8">
              <text:list-item>
                <text:p text:style-name="P17"><text:span text:style-name="T4">Строгая типизация на этапе компиляции</text:span></text:p>
              </text:list-item>
              <text:list-item>
                <text:p text:style-name="P17"><text:span text:style-name="T4">Отсутствие дублированного кода</text:span></text:p>
              </text:list-item>
            </text:list>
            <text:p text:style-name="P17"><text:span text:style-name="T4"/></text:p>
            <text:p text:style-name="P7"><text:span text:style-name="T4"/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7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опросы есть?" draw:style-name="dp1" draw:master-page-name="Title_20_and_20_body" presentation:presentation-page-layout-name="AL2T1">
        <draw:frame draw:name="Shape 1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Вопросы есть?</text:span></text:p>
          </draw:text-box>
        </draw:frame>
        <draw:frame draw:name="Shape 157" presentation:style-name="pr5" draw:text-style-name="P8" draw:layer="layout" svg:width="18.97cm" svg:height="9.489cm" svg:x="0.866cm" svg:y="3.201cm" presentation:class="outline" presentation:user-transformed="true">
          <draw:text-box>
            <text:p text:style-name="P17"><text:span text:style-name="T4"/></text:p>
            <text:p text:style-name="P17"><text:span text:style-name="T4"/></text:p>
            <text:p text:style-name="P7"><text:span text:style-name="T4"/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8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5.1.0.3$Linux_X86_64 LibreOffice_project/</meta:generator>
  </office:meta>
</office:document-meta>
</file>